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</table:table-row>
        <table:table-row table:style-name="ro1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Aaron Doral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Leoben Conoy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.00.0000</text:date>, <text:time style:data-style-name="N2" text:time-value="18:12:06.6170557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8:12:22.175337392</dc:date>
    <meta:editing-duration>PT5H17M59S</meta:editing-duration>
    <meta:editing-cycles>33</meta:editing-cycles>
    <meta:generator>LibreOffice/5.4.1.2.0$Linux_X86_64 LibreOffice_project/40m0$Build-2</meta:generator>
    <meta:document-statistic meta:table-count="1" meta:cell-count="327" meta:object-count="0"/>
  </office:meta>
</office:document-meta>
</file>